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F400000210539DB622AB774D39.png" manifest:media-type="image/png"/>
  <manifest:file-entry manifest:full-path="Pictures/10000201000001F400000210E6E77D21BF120D0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1.3008in" svg:y="0in" svg:width="4.2965in" svg:height="4.5366in" draw:z-index="0"><draw:image xlink:href="Pictures/10000201000001F400000210E6E77D21BF120D08.png" xlink:type="simple" xlink:show="embed" xlink:actuate="onLoad"/></draw:frame><draw:frame draw:style-name="fr1" draw:name="Image2" text:anchor-type="paragraph" svg:x="1.2626in" svg:y="4.7346in" svg:width="4.3508in" svg:height="4.5945in" draw:z-index="1"><draw:image xlink:href="Pictures/10000201000001F400000210539DB622AB774D3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5T10:21:21.261683496</meta:creation-date>
    <dc:date>2018-06-25T11:23:18.996762805</dc:date>
    <meta:editing-duration>PT1H1M57S</meta:editing-duration>
    <meta:editing-cycles>2</meta:editing-cycles>
    <meta:generator>LibreOffice/5.1.6.2$Linux_X86_64 LibreOffice_project/10m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